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694.370976559628">
            <text:p>694.37</text:p>
          </table:table-cell>
          <table:table-cell/>
          <table:table-cell table:formula="oooc:=[$globals.$C$62]" office:value-type="float" office:value="26">
            <text:p>26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000">
            <text:p>4,000</text:p>
          </table:table-cell>
          <table:table-cell table:formula="oooc:=[.$H4]/[.$D4]" office:value-type="float" office:value="45.1525711584733">
            <text:p>45.15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4025.04624771555">
            <text:p>4025.05</text:p>
          </table:table-cell>
          <table:table-cell/>
          <table:table-cell table:formula="oooc:=[.H3]*[$globals.$C$60]" office:value-type="float" office:value="49.6678282743206">
            <text:p>49.67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05.422784849889">
            <text:p>105.42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3331.9044763643">
            <text:p>23331.9</text:p>
          </table:table-cell>
          <table:table-cell/>
          <table:table-cell table:formula="oooc:=[.H4]*[$globals.$C$60]" office:value-type="float" office:value="94.8805063649001">
            <text:p>94.88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40000">
            <text:p>140,000</text:p>
          </table:table-cell>
          <table:table-cell table:formula="oooc:=[.$H6]/[.$D6]" office:value-type="float" office:value="181.25033448894">
            <text:p>181.25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35247.580522374">
            <text:p>135247.58</text:p>
          </table:table-cell>
          <table:table-cell/>
          <table:table-cell table:formula="oooc:=[.H5]*[$globals.$C$60]" office:value-type="float" office:value="181.25033448894">
            <text:p>181.2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80000">
            <text:p>780,000</text:p>
          </table:table-cell>
          <table:table-cell table:formula="oooc:=[.$H7]/[.$D7]" office:value-type="float" office:value="346.242711079225">
            <text:p>346.24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783986.924671588">
            <text:p>783986.92</text:p>
          </table:table-cell>
          <table:table-cell/>
          <table:table-cell table:formula="oooc:=[.H6]*[$globals.$C$60]" office:value-type="float" office:value="346.242711079225">
            <text:p>346.24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500000">
            <text:p>4,500,000</text:p>
          </table:table-cell>
          <table:table-cell table:formula="oooc:=[.$H8]/[.$D8]" office:value-type="float" office:value="661.427827504544">
            <text:p>661.43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4544521.20830608">
            <text:p>4544521.21</text:p>
          </table:table-cell>
          <table:table-cell/>
          <table:table-cell table:formula="oooc:=[.H7]*[$globals.$C$60]" office:value-type="float" office:value="661.427827504544">
            <text:p>661.43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6000000">
            <text:p>26,000,000</text:p>
          </table:table-cell>
          <table:table-cell table:formula="oooc:=[.$H9]/[.$D9]" office:value-type="float" office:value="1263.52629816741">
            <text:p>1263.53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26343134.5126006">
            <text:p>26343134.51</text:p>
          </table:table-cell>
          <table:table-cell/>
          <table:table-cell table:formula="oooc:=[.H8]*[$globals.$C$60]" office:value-type="float" office:value="1263.52629816741">
            <text:p>1263.53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2413.71566144104">
            <text:p>2413.72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52702716.994831">
            <text:p>152702716.99</text:p>
          </table:table-cell>
          <table:table-cell/>
          <table:table-cell table:formula="oooc:=[.H9]*[$globals.$C$60]" office:value-type="float" office:value="2413.71566144104">
            <text:p>2413.72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90000000">
            <text:p>890,000,000</text:p>
          </table:table-cell>
          <table:table-cell table:formula="oooc:=[.$H11]/[.$D11]" office:value-type="float" office:value="4610.92365290352">
            <text:p>4610.92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885168762.527091">
            <text:p>885168762.53</text:p>
          </table:table-cell>
          <table:table-cell/>
          <table:table-cell table:formula="oooc:=[.H10]*[$globals.$C$60]" office:value-type="float" office:value="4610.92365290352">
            <text:p>4610.92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100000000">
            <text:p>5,100,000,000</text:p>
          </table:table-cell>
          <table:table-cell table:formula="oooc:=[.$H12]/[.$D12]" office:value-type="float" office:value="8808.25246840059">
            <text:p>8808.25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5131039928.91145">
            <text:p>5131039928.91</text:p>
          </table:table-cell>
          <table:table-cell/>
          <table:table-cell table:formula="oooc:=[.H11]*[$globals.$C$60]" office:value-type="float" office:value="8808.25246840059">
            <text:p>8808.25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0000000000">
            <text:p>30,000,000,000</text:p>
          </table:table-cell>
          <table:table-cell table:formula="oooc:=[.$H13]/[.$D13]" office:value-type="float" office:value="16826.41426913">
            <text:p>16826.4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29742995761.5318">
            <text:p>29742995761.53</text:p>
          </table:table-cell>
          <table:table-cell/>
          <table:table-cell table:formula="oooc:=[.H12]*[$globals.$C$60]" office:value-type="float" office:value="16826.41426913">
            <text:p>16826.41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32143.5174766049">
            <text:p>32143.52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172410624186.699">
            <text:p>172410624186.7</text:p>
          </table:table-cell>
          <table:table-cell/>
          <table:table-cell table:formula="oooc:=[.H13]*[$globals.$C$60]" office:value-type="float" office:value="32143.5174766049">
            <text:p>32143.52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5100">
            <text:p>5,100</text:p>
          </table:table-cell>
          <table:table-cell table:formula="oooc:=CEILING(([.R14]-[.V14]/2);[.V14])" office:value-type="float" office:value="1.7">
            <text:p>1.7</text:p>
          </table:table-cell>
          <table:table-cell table:formula="oooc:=CEILING(([.T14]-[.W14]/2);[.W14])" office:value-type="float" office:value="100">
            <text:p>100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20">
            <text:p>20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4">
            <text:p>0.4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51.053623597175">
            <text:p>51.05</text:p>
          </table:table-cell>
          <table:table-cell table:formula="oooc:=[.AA13]/[.M14]" office:value-type="float" office:value="15.6697986084629">
            <text:p>15.67</text:p>
          </table:table-cell>
          <table:table-cell table:formula="oooc:=([.D14]/[.C14])/([.R14]/[.Q14])" office:value-type="float" office:value="0.999826039253181">
            <text:p>1</text:p>
          </table:table-cell>
          <table:table-cell/>
          <table:table-cell table:formula="oooc:=[.I14]^[$globals.$C$23]*[$globals.$C$32]/[.R14]*[.K14]*[.Y14]" office:value-type="float" office:value="5105.3623597175">
            <text:p>5105.36</text:p>
          </table:table-cell>
          <table:table-cell table:formula="oooc:=[.S14]/[.H14]" office:value-type="float" office:value="1.70208354896449">
            <text:p>1.7</text:p>
          </table:table-cell>
          <table:table-cell table:formula="oooc:=[.I14]/[.J14]" office:value-type="float" office:value="34.0416709792899">
            <text:p>34.04</text:p>
          </table:table-cell>
          <table:table-cell table:formula="oooc:=[.$D14]*[$globals.$C$34]/[.$K14]" office:value-type="float" office:value="102">
            <text:p>1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3000">
            <text:p>13,000</text:p>
          </table:table-cell>
          <table:table-cell table:formula="oooc:=CEILING(([.R15]-[.V15]/2);[.V15])" office:value-type="float" office:value="2.78">
            <text:p>2.78</text:p>
          </table:table-cell>
          <table:table-cell table:formula="oooc:=CEILING(([.T15]-[.W15]/2);[.W15])" office:value-type="float" office:value="170">
            <text:p>170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20">
            <text:p>20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4">
            <text:p>0.4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126.649456249581">
            <text:p>126.65</text:p>
          </table:table-cell>
          <table:table-cell table:formula="oooc:=[.AA13]/[.M15]" office:value-type="float" office:value="6.3166477274366">
            <text:p>6.32</text:p>
          </table:table-cell>
          <table:table-cell table:formula="oooc:=([.D15]/[.C15])/([.R15]/[.Q15])" office:value-type="float" office:value="0.973731378213138">
            <text:p>0.97</text:p>
          </table:table-cell>
          <table:table-cell/>
          <table:table-cell table:formula="oooc:=[.I15]^[$globals.$C$23]*[$globals.$C$32]/[.R15]*[.K15]*[.Y15]" office:value-type="float" office:value="12664.9456249581">
            <text:p>12664.95</text:p>
          </table:table-cell>
          <table:table-cell table:formula="oooc:=[.S15]/[.H15]" office:value-type="float" office:value="2.78141381819078">
            <text:p>2.78</text:p>
          </table:table-cell>
          <table:table-cell table:formula="oooc:=[.I15]/[.J15]" office:value-type="float" office:value="55.6282763638156">
            <text:p>55.63</text:p>
          </table:table-cell>
          <table:table-cell table:formula="oooc:=[.$D15]*[$globals.$C$34]/[.$K15]" office:value-type="float" office:value="166.8">
            <text:p>166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31000">
            <text:p>31,000</text:p>
          </table:table-cell>
          <table:table-cell table:formula="oooc:=CEILING(([.R16]-[.V16]/2);[.V16])" office:value-type="float" office:value="4.55">
            <text:p>4.55</text:p>
          </table:table-cell>
          <table:table-cell table:formula="oooc:=CEILING(([.T16]-[.W16]/2);[.W16])" office:value-type="float" office:value="270">
            <text:p>27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20">
            <text:p>20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4">
            <text:p>0.4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314.181122477704">
            <text:p>314.18</text:p>
          </table:table-cell>
          <table:table-cell table:formula="oooc:=[.AA13]/[.M16]" office:value-type="float" office:value="2.54630193466437">
            <text:p>2.55</text:p>
          </table:table-cell>
          <table:table-cell table:formula="oooc:=([.D16]/[.C16])/([.R16]/[.Q16])" office:value-type="float" office:value="1.01456400011883">
            <text:p>1.01</text:p>
          </table:table-cell>
          <table:table-cell/>
          <table:table-cell table:formula="oooc:=[.I16]^[$globals.$C$23]*[$globals.$C$32]/[.R16]*[.K16]*[.Y16]" office:value-type="float" office:value="31418.1122477704">
            <text:p>31418.11</text:p>
          </table:table-cell>
          <table:table-cell table:formula="oooc:=[.S16]/[.H16]" office:value-type="float" office:value="4.5451721995252">
            <text:p>4.55</text:p>
          </table:table-cell>
          <table:table-cell table:formula="oooc:=[.I16]/[.J16]" office:value-type="float" office:value="90.9034439905041">
            <text:p>90.9</text:p>
          </table:table-cell>
          <table:table-cell table:formula="oooc:=[.$D16]*[$globals.$C$34]/[.$K16]" office:value-type="float" office:value="273">
            <text:p>273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78000">
            <text:p>78,000</text:p>
          </table:table-cell>
          <table:table-cell table:formula="oooc:=CEILING(([.R17]-[.V17]/2);[.V17])" office:value-type="float" office:value="7.43">
            <text:p>7.43</text:p>
          </table:table-cell>
          <table:table-cell table:formula="oooc:=CEILING(([.T17]-[.W17]/2);[.W17])" office:value-type="float" office:value="450">
            <text:p>45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20">
            <text:p>20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4">
            <text:p>0.4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779.393616399172">
            <text:p>779.39</text:p>
          </table:table-cell>
          <table:table-cell table:formula="oooc:=[.AA13]/[.M17]" office:value-type="float" office:value="1.02643899458149">
            <text:p>1.03</text:p>
          </table:table-cell>
          <table:table-cell table:formula="oooc:=([.D17]/[.C17])/([.R17]/[.Q17])" office:value-type="float" office:value="0.999576368198742">
            <text:p>1</text:p>
          </table:table-cell>
          <table:table-cell/>
          <table:table-cell table:formula="oooc:=[.I17]^[$globals.$C$23]*[$globals.$C$32]/[.R17]*[.K17]*[.Y17]" office:value-type="float" office:value="77939.3616399172">
            <text:p>77939.36</text:p>
          </table:table-cell>
          <table:table-cell table:formula="oooc:=[.S17]/[.H17]" office:value-type="float" office:value="7.42737027774405">
            <text:p>7.43</text:p>
          </table:table-cell>
          <table:table-cell table:formula="oooc:=[.I17]/[.J17]" office:value-type="float" office:value="148.547405554881">
            <text:p>148.55</text:p>
          </table:table-cell>
          <table:table-cell table:formula="oooc:=[.$D17]*[$globals.$C$34]/[.$K17]" office:value-type="float" office:value="445.8">
            <text:p>445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90000">
            <text:p>190,000</text:p>
          </table:table-cell>
          <table:table-cell table:formula="oooc:=CEILING(([.R18]-[.V18]/2);[.V18])" office:value-type="float" office:value="12.14">
            <text:p>12.14</text:p>
          </table:table-cell>
          <table:table-cell table:formula="oooc:=CEILING(([.T18]-[.W18]/2);[.W18])" office:value-type="float" office:value="730">
            <text:p>73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20">
            <text:p>20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4">
            <text:p>0.4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1933.45292197461">
            <text:p>1933.45</text:p>
          </table:table-cell>
          <table:table-cell table:formula="oooc:=[.AA13]/[.M18]" office:value-type="float" office:value="0.413767509365043">
            <text:p>0.41</text:p>
          </table:table-cell>
          <table:table-cell table:formula="oooc:=([.D18]/[.C18])/([.R18]/[.Q18])" office:value-type="float" office:value="1.01783851011159">
            <text:p>1.02</text:p>
          </table:table-cell>
          <table:table-cell/>
          <table:table-cell table:formula="oooc:=[.I18]^[$globals.$C$23]*[$globals.$C$32]/[.R18]*[.K18]*[.Y18]" office:value-type="float" office:value="193345.292197461">
            <text:p>193345.29</text:p>
          </table:table-cell>
          <table:table-cell table:formula="oooc:=[.S18]/[.H18]" office:value-type="float" office:value="12.1372363512384">
            <text:p>12.14</text:p>
          </table:table-cell>
          <table:table-cell table:formula="oooc:=[.I18]/[.J18]" office:value-type="float" office:value="242.744727024769">
            <text:p>242.74</text:p>
          </table:table-cell>
          <table:table-cell table:formula="oooc:=[.$D18]*[$globals.$C$34]/[.$K18]" office:value-type="float" office:value="728.4">
            <text:p>728.4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480000">
            <text:p>480,000</text:p>
          </table:table-cell>
          <table:table-cell table:formula="oooc:=CEILING(([.R19]-[.V19]/2);[.V19])" office:value-type="float" office:value="19.83">
            <text:p>19.83</text:p>
          </table:table-cell>
          <table:table-cell table:formula="oooc:=CEILING(([.T19]-[.W19]/2);[.W19])" office:value-type="float" office:value="1200">
            <text:p>120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20">
            <text:p>20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4">
            <text:p>0.4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4796.34439240467">
            <text:p>4796.34</text:p>
          </table:table-cell>
          <table:table-cell table:formula="oooc:=[.AA13]/[.M19]" office:value-type="float" office:value="0.166793694228224">
            <text:p>0.17</text:p>
          </table:table-cell>
          <table:table-cell table:formula="oooc:=([.D19]/[.C19])/([.R19]/[.Q19])" office:value-type="float" office:value="0.999050158824779">
            <text:p>1</text:p>
          </table:table-cell>
          <table:table-cell/>
          <table:table-cell table:formula="oooc:=[.I19]^[$globals.$C$23]*[$globals.$C$32]/[.R19]*[.K19]*[.Y19]" office:value-type="float" office:value="479634.439240467">
            <text:p>479634.44</text:p>
          </table:table-cell>
          <table:table-cell table:formula="oooc:=[.S19]/[.H19]" office:value-type="float" office:value="19.8337366708703">
            <text:p>19.83</text:p>
          </table:table-cell>
          <table:table-cell table:formula="oooc:=[.I19]/[.J19]" office:value-type="float" office:value="396.674733417405">
            <text:p>396.67</text:p>
          </table:table-cell>
          <table:table-cell table:formula="oooc:=[.$D19]*[$globals.$C$34]/[.$K19]" office:value-type="float" office:value="1189.8">
            <text:p>1189.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5000">
            <text:p>65,000</text:p>
          </table:table-cell>
          <table:table-cell table:formula="oooc:=CEILING(([.R23]-[.V23]/2);[.V23])" office:value-type="float" office:value="2.32">
            <text:p>2.32</text:p>
          </table:table-cell>
          <table:table-cell table:formula="oooc:=CEILING(([.T23]-[.W23]/2);[.W23])" office:value-type="float" office:value="140">
            <text:p>140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8">
            <text:p>0.8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651.618120600507">
            <text:p>651.62</text:p>
          </table:table-cell>
          <table:table-cell table:formula="oooc:=[.AA22]/[.M23]" office:value-type="float" office:value="1.22771294214892">
            <text:p>1.23</text:p>
          </table:table-cell>
          <table:table-cell table:formula="oooc:=([.D23]/[.C23])/([.R23]/[.Q23])" office:value-type="float" office:value="1.00349692457166">
            <text:p>1</text:p>
          </table:table-cell>
          <table:table-cell/>
          <table:table-cell table:formula="oooc:=[.I23]^[$globals.$C$23]*[$globals.$C$32]/[.R23]*[.K23]*[.Y23]" office:value-type="float" office:value="65161.8120600506">
            <text:p>65161.81</text:p>
          </table:table-cell>
          <table:table-cell table:formula="oooc:=[.S23]/[.H23]" office:value-type="float" office:value="2.31767072612445">
            <text:p>2.32</text:p>
          </table:table-cell>
          <table:table-cell table:formula="oooc:=[.I23]/[.J23]" office:value-type="float" office:value="46.353414522489">
            <text:p>46.35</text:p>
          </table:table-cell>
          <table:table-cell table:formula="oooc:=[.$D23]*[$globals.$C$34]/[.$K23]" office:value-type="float" office:value="139.2">
            <text:p>139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60000">
            <text:p>160,000</text:p>
          </table:table-cell>
          <table:table-cell table:formula="oooc:=CEILING(([.R24]-[.V24]/2);[.V24])" office:value-type="float" office:value="3.79">
            <text:p>3.79</text:p>
          </table:table-cell>
          <table:table-cell table:formula="oooc:=CEILING(([.T24]-[.W24]/2);[.W24])" office:value-type="float" office:value="230">
            <text:p>23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8">
            <text:p>0.8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1616.47841703825">
            <text:p>1616.48</text:p>
          </table:table-cell>
          <table:table-cell table:formula="oooc:=[.AA22]/[.M24]" office:value-type="float" office:value="0.494902988847681">
            <text:p>0.49</text:p>
          </table:table-cell>
          <table:table-cell table:formula="oooc:=([.D24]/[.C24])/([.R24]/[.Q24])" office:value-type="float" office:value="1.01100352211944">
            <text:p>1.01</text:p>
          </table:table-cell>
          <table:table-cell/>
          <table:table-cell table:formula="oooc:=[.I24]^[$globals.$C$23]*[$globals.$C$32]/[.R24]*[.K24]*[.Y24]" office:value-type="float" office:value="161647.841703825">
            <text:p>161647.84</text:p>
          </table:table-cell>
          <table:table-cell table:formula="oooc:=[.S24]/[.H24]" office:value-type="float" office:value="3.78735896224403">
            <text:p>3.79</text:p>
          </table:table-cell>
          <table:table-cell table:formula="oooc:=[.I24]/[.J24]" office:value-type="float" office:value="75.7471792448807">
            <text:p>75.75</text:p>
          </table:table-cell>
          <table:table-cell table:formula="oooc:=[.$D24]*[$globals.$C$34]/[.$K24]" office:value-type="float" office:value="227.4">
            <text:p>227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00000">
            <text:p>400,000</text:p>
          </table:table-cell>
          <table:table-cell table:formula="oooc:=CEILING(([.R25]-[.V25]/2);[.V25])" office:value-type="float" office:value="6.19">
            <text:p>6.19</text:p>
          </table:table-cell>
          <table:table-cell table:formula="oooc:=CEILING(([.T25]-[.W25]/2);[.W25])" office:value-type="float" office:value="370">
            <text:p>37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8">
            <text:p>0.8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4010.02119207866">
            <text:p>4010.02</text:p>
          </table:table-cell>
          <table:table-cell table:formula="oooc:=[.AA22]/[.M25]" office:value-type="float" office:value="0.19950019256265">
            <text:p>0.2</text:p>
          </table:table-cell>
          <table:table-cell table:formula="oooc:=([.D25]/[.C25])/([.R25]/[.Q25])" office:value-type="float" office:value="1.00266561721893">
            <text:p>1</text:p>
          </table:table-cell>
          <table:table-cell/>
          <table:table-cell table:formula="oooc:=[.I25]^[$globals.$C$23]*[$globals.$C$32]/[.R25]*[.K25]*[.Y25]" office:value-type="float" office:value="401002.119207866">
            <text:p>401002.12</text:p>
          </table:table-cell>
          <table:table-cell table:formula="oooc:=[.S25]/[.H25]" office:value-type="float" office:value="6.18901026241809">
            <text:p>6.19</text:p>
          </table:table-cell>
          <table:table-cell table:formula="oooc:=[.I25]/[.J25]" office:value-type="float" office:value="123.780205248362">
            <text:p>123.78</text:p>
          </table:table-cell>
          <table:table-cell table:formula="oooc:=[.$D25]*[$globals.$C$34]/[.$K25]" office:value-type="float" office:value="371.4">
            <text:p>371.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90000">
            <text:p>990,000</text:p>
          </table:table-cell>
          <table:table-cell table:formula="oooc:=CEILING(([.R26]-[.V26]/2);[.V26])" office:value-type="float" office:value="10.11">
            <text:p>10.11</text:p>
          </table:table-cell>
          <table:table-cell table:formula="oooc:=CEILING(([.T26]-[.W26]/2);[.W26])" office:value-type="float" office:value="610">
            <text:p>61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8">
            <text:p>0.8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9947.71708142109">
            <text:p>9947.72</text:p>
          </table:table-cell>
          <table:table-cell table:formula="oooc:=[.AA22]/[.M26]" office:value-type="float" office:value="0.0804204616448255">
            <text:p>0.08</text:p>
          </table:table-cell>
          <table:table-cell table:formula="oooc:=([.D26]/[.C26])/([.R26]/[.Q26])" office:value-type="float" office:value="1.00446185685474">
            <text:p>1</text:p>
          </table:table-cell>
          <table:table-cell/>
          <table:table-cell table:formula="oooc:=[.I26]^[$globals.$C$23]*[$globals.$C$32]/[.R26]*[.K26]*[.Y26]" office:value-type="float" office:value="994771.708142109">
            <text:p>994771.71</text:p>
          </table:table-cell>
          <table:table-cell table:formula="oooc:=[.S26]/[.H26]" office:value-type="float" office:value="10.1136038094528">
            <text:p>10.11</text:p>
          </table:table-cell>
          <table:table-cell table:formula="oooc:=[.I26]/[.J26]" office:value-type="float" office:value="202.272076189056">
            <text:p>202.27</text:p>
          </table:table-cell>
          <table:table-cell table:formula="oooc:=[.$D26]*[$globals.$C$34]/[.$K26]" office:value-type="float" office:value="606.6">
            <text:p>606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500000">
            <text:p>2,500,000</text:p>
          </table:table-cell>
          <table:table-cell table:formula="oooc:=CEILING(([.R27]-[.V27]/2);[.V27])" office:value-type="float" office:value="16.53">
            <text:p>16.53</text:p>
          </table:table-cell>
          <table:table-cell table:formula="oooc:=CEILING(([.T27]-[.W27]/2);[.W27])" office:value-type="float" office:value="990">
            <text:p>99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20">
            <text:p>2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8">
            <text:p>0.8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24677.4444303375">
            <text:p>24677.44</text:p>
          </table:table-cell>
          <table:table-cell table:formula="oooc:=[.AA22]/[.M27]" office:value-type="float" office:value="0.0324182677123775">
            <text:p>0.03</text:p>
          </table:table-cell>
          <table:table-cell table:formula="oooc:=([.D27]/[.C27])/([.R27]/[.Q27])" office:value-type="float" office:value="0.987284587304774">
            <text:p>0.99</text:p>
          </table:table-cell>
          <table:table-cell/>
          <table:table-cell table:formula="oooc:=[.I27]^[$globals.$C$23]*[$globals.$C$32]/[.R27]*[.K27]*[.Y27]" office:value-type="float" office:value="2467744.44303375">
            <text:p>2467744.44</text:p>
          </table:table-cell>
          <table:table-cell table:formula="oooc:=[.S27]/[.H27]" office:value-type="float" office:value="16.5268722586694">
            <text:p>16.53</text:p>
          </table:table-cell>
          <table:table-cell table:formula="oooc:=[.I27]/[.J27]" office:value-type="float" office:value="330.537445173389">
            <text:p>330.54</text:p>
          </table:table-cell>
          <table:table-cell table:formula="oooc:=[.$D27]*[$globals.$C$34]/[.$K27]" office:value-type="float" office:value="991.8">
            <text:p>991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">
            <text:p>1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6100000">
            <text:p>6,100,000</text:p>
          </table:table-cell>
          <table:table-cell table:formula="oooc:=CEILING(([.R28]-[.V28]/2);[.V28])" office:value-type="float" office:value="27.01">
            <text:p>27.01</text:p>
          </table:table-cell>
          <table:table-cell table:formula="oooc:=CEILING(([.T28]-[.W28]/2);[.W28])" office:value-type="float" office:value="1600">
            <text:p>16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20">
            <text:p>2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8">
            <text:p>0.8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61217.6903130623">
            <text:p>61217.69</text:p>
          </table:table-cell>
          <table:table-cell table:formula="oooc:=[.AA22]/[.M28]" office:value-type="float" office:value="0.013068117988589">
            <text:p>0.01</text:p>
          </table:table-cell>
          <table:table-cell table:formula="oooc:=([.D28]/[.C28])/([.R28]/[.Q28])" office:value-type="float" office:value="1.00368234566672">
            <text:p>1</text:p>
          </table:table-cell>
          <table:table-cell/>
          <table:table-cell table:formula="oooc:=[.I28]^[$globals.$C$23]*[$globals.$C$32]/[.R28]*[.K28]*[.Y28]" office:value-type="float" office:value="6121769.03130623">
            <text:p>6121769.03</text:p>
          </table:table-cell>
          <table:table-cell table:formula="oooc:=[.S28]/[.H28]" office:value-type="float" office:value="27.0069415215856">
            <text:p>27.01</text:p>
          </table:table-cell>
          <table:table-cell table:formula="oooc:=[.I28]/[.J28]" office:value-type="float" office:value="540.138830431713">
            <text:p>540.14</text:p>
          </table:table-cell>
          <table:table-cell table:formula="oooc:=[.$D28]*[$globals.$C$34]/[.$K28]" office:value-type="float" office:value="1620.6">
            <text:p>1620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3000000">
            <text:p>13,000,000</text:p>
          </table:table-cell>
          <table:table-cell table:formula="oooc:=CEILING(([.R41]-[.V41]/2);[.V41])" office:value-type="float" office:value="3.44">
            <text:p>3.44</text:p>
          </table:table-cell>
          <table:table-cell table:formula="oooc:=CEILING(([.T41]-[.W41]/2);[.W41])" office:value-type="float" office:value="210">
            <text:p>210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4">
            <text:p>0.4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13268.9429717168">
            <text:p>13268.94</text:p>
          </table:table-cell>
          <table:table-cell table:formula="oooc:=[.AA40]/[.M41]" office:value-type="float" office:value="0.0602911627327986">
            <text:p>0.06</text:p>
          </table:table-cell>
          <table:table-cell table:formula="oooc:=([.D41]/[.C41])/([.R41]/[.Q41])" office:value-type="float" office:value="1.0213344313473">
            <text:p>1.02</text:p>
          </table:table-cell>
          <table:table-cell/>
          <table:table-cell table:formula="oooc:=[.I41]^[$globals.$C$23]*[$globals.$C$32]/[.R41]*[.K41]*[.Y41]" office:value-type="float" office:value="13268942.9717168">
            <text:p>13268942.97</text:p>
          </table:table-cell>
          <table:table-cell table:formula="oooc:=[.S41]/[.H41]" office:value-type="float" office:value="3.43782246062991">
            <text:p>3.44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34]/[.$K41]" office:value-type="float" office:value="206.4">
            <text:p>206.4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3000000">
            <text:p>33,000,000</text:p>
          </table:table-cell>
          <table:table-cell table:formula="oooc:=CEILING(([.R42]-[.V42]/2);[.V42])" office:value-type="float" office:value="5.62">
            <text:p>5.62</text:p>
          </table:table-cell>
          <table:table-cell table:formula="oooc:=CEILING(([.T42]-[.W42]/2);[.W42])" office:value-type="float" office:value="340">
            <text:p>340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4">
            <text:p>0.4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32916.4571281796">
            <text:p>32916.46</text:p>
          </table:table-cell>
          <table:table-cell table:formula="oooc:=[.AA40]/[.M42]" office:value-type="float" office:value="0.0243039521806593">
            <text:p>0.02</text:p>
          </table:table-cell>
          <table:table-cell table:formula="oooc:=([.D42]/[.C42])/([.R42]/[.Q42])" office:value-type="float" office:value="0.997854642584194">
            <text:p>1</text:p>
          </table:table-cell>
          <table:table-cell/>
          <table:table-cell table:formula="oooc:=[.I42]^[$globals.$C$23]*[$globals.$C$32]/[.R42]*[.K42]*[.Y42]" office:value-type="float" office:value="32916457.1281796">
            <text:p>32916457.13</text:p>
          </table:table-cell>
          <table:table-cell table:formula="oooc:=[.S42]/[.H42]" office:value-type="float" office:value="5.61782463751557">
            <text:p>5.62</text:p>
          </table:table-cell>
          <table:table-cell table:formula="oooc:=[.I42]/[.J42]" office:value-type="float" office:value="1123.56492750311">
            <text:p>1123.56</text:p>
          </table:table-cell>
          <table:table-cell table:formula="oooc:=[.$D42]*[$globals.$C$34]/[.$K42]" office:value-type="float" office:value="337.2">
            <text:p>337.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82000000">
            <text:p>82,000,000</text:p>
          </table:table-cell>
          <table:table-cell table:formula="oooc:=CEILING(([.R43]-[.V43]/2);[.V43])" office:value-type="float" office:value="9.18">
            <text:p>9.18</text:p>
          </table:table-cell>
          <table:table-cell table:formula="oooc:=CEILING(([.T43]-[.W43]/2);[.W43])" office:value-type="float" office:value="550">
            <text:p>550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4">
            <text:p>0.4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81656.3272734531">
            <text:p>81656.33</text:p>
          </table:table-cell>
          <table:table-cell table:formula="oooc:=[.AA40]/[.M43]" office:value-type="float" office:value="0.00979715873481471">
            <text:p>0.01</text:p>
          </table:table-cell>
          <table:table-cell table:formula="oooc:=([.D43]/[.C43])/([.R43]/[.Q43])" office:value-type="float" office:value="0.995785410557135">
            <text:p>1</text:p>
          </table:table-cell>
          <table:table-cell/>
          <table:table-cell table:formula="oooc:=[.I43]^[$globals.$C$23]*[$globals.$C$32]/[.R43]*[.K43]*[.Y43]" office:value-type="float" office:value="81656327.2734531">
            <text:p>81656327.27</text:p>
          </table:table-cell>
          <table:table-cell table:formula="oooc:=[.S43]/[.H43]" office:value-type="float" office:value="9.18021626168973">
            <text:p>9.18</text:p>
          </table:table-cell>
          <table:table-cell table:formula="oooc:=[.I43]/[.J43]" office:value-type="float" office:value="1836.04325233795">
            <text:p>1836.04</text:p>
          </table:table-cell>
          <table:table-cell table:formula="oooc:=[.$D43]*[$globals.$C$34]/[.$K43]" office:value-type="float" office:value="550.8">
            <text:p>550.8</text:p>
          </table:table-cell>
          <table:table-cell table:formula="oooc:=MAX(10^(FLOOR(LOG([.Q4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200000000">
            <text:p>200,000,000</text:p>
          </table:table-cell>
          <table:table-cell table:formula="oooc:=CEILING(([.R44]-[.V44]/2);[.V44])" office:value-type="float" office:value="15">
            <text:p>15</text:p>
          </table:table-cell>
          <table:table-cell table:formula="oooc:=CEILING(([.T44]-[.W44]/2);[.W44])" office:value-type="float" office:value="900">
            <text:p>900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4">
            <text:p>0.4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202566.022151911">
            <text:p>202566.02</text:p>
          </table:table-cell>
          <table:table-cell table:formula="oooc:=[.AA40]/[.M44]" office:value-type="float" office:value="0.00394932966299774">
            <text:p>0</text:p>
          </table:table-cell>
          <table:table-cell table:formula="oooc:=([.D44]/[.C44])/([.R44]/[.Q44])" office:value-type="float" office:value="1.01272193651043">
            <text:p>1.01</text:p>
          </table:table-cell>
          <table:table-cell/>
          <table:table-cell table:formula="oooc:=[.I44]^[$globals.$C$23]*[$globals.$C$32]/[.R44]*[.K44]*[.Y44]" office:value-type="float" office:value="202566022.151911">
            <text:p>202566022.15</text:p>
          </table:table-cell>
          <table:table-cell table:formula="oooc:=[.S44]/[.H44]" office:value-type="float" office:value="15.0016022302653">
            <text:p>15</text:p>
          </table:table-cell>
          <table:table-cell table:formula="oooc:=[.I44]/[.J44]" office:value-type="float" office:value="3000.32044605305">
            <text:p>3000.32</text:p>
          </table:table-cell>
          <table:table-cell table:formula="oooc:=[.$D44]*[$globals.$C$34]/[.$K44]" office:value-type="float" office:value="900">
            <text:p>90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500000000">
            <text:p>500,000,000</text:p>
          </table:table-cell>
          <table:table-cell table:formula="oooc:=CEILING(([.R45]-[.V45]/2);[.V45])" office:value-type="float" office:value="24.51">
            <text:p>24.51</text:p>
          </table:table-cell>
          <table:table-cell table:formula="oooc:=CEILING(([.T45]-[.W45]/2);[.W45])" office:value-type="float" office:value="1500">
            <text:p>1500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4">
            <text:p>0.4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502508.436278749">
            <text:p>502508.44</text:p>
          </table:table-cell>
          <table:table-cell table:formula="oooc:=[.AA40]/[.M45]" office:value-type="float" office:value="0.00159201307330138">
            <text:p>0</text:p>
          </table:table-cell>
          <table:table-cell table:formula="oooc:=([.D45]/[.C45])/([.R45]/[.Q45])" office:value-type="float" office:value="1.00483391414805">
            <text:p>1</text:p>
          </table:table-cell>
          <table:table-cell/>
          <table:table-cell table:formula="oooc:=[.I45]^[$globals.$C$23]*[$globals.$C$32]/[.R45]*[.K45]*[.Y45]" office:value-type="float" office:value="502508436.278749">
            <text:p>502508436.28</text:p>
          </table:table-cell>
          <table:table-cell table:formula="oooc:=[.S45]/[.H45]" office:value-type="float" office:value="24.5144627381225">
            <text:p>24.51</text:p>
          </table:table-cell>
          <table:table-cell table:formula="oooc:=[.I45]/[.J45]" office:value-type="float" office:value="4902.8925476245">
            <text:p>4902.89</text:p>
          </table:table-cell>
          <table:table-cell table:formula="oooc:=[.$D45]*[$globals.$C$34]/[.$K45]" office:value-type="float" office:value="1470.6">
            <text:p>1470.6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0">
            <text:p>10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">
            <text:p>1,200,000,000</text:p>
          </table:table-cell>
          <table:table-cell table:formula="oooc:=CEILING(([.R46]-[.V46]/2);[.V46])" office:value-type="float" office:value="40.06">
            <text:p>40.06</text:p>
          </table:table-cell>
          <table:table-cell table:formula="oooc:=CEILING(([.T46]-[.W46]/2);[.W46])" office:value-type="float" office:value="2400">
            <text:p>2400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4">
            <text:p>0.4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1246579.88466567">
            <text:p>1246579.88</text:p>
          </table:table-cell>
          <table:table-cell table:formula="oooc:=[.AA40]/[.M46]" office:value-type="float" office:value="0.000641755903364796">
            <text:p>0</text:p>
          </table:table-cell>
          <table:table-cell table:formula="oooc:=([.D46]/[.C46])/([.R46]/[.Q46])" office:value-type="float" office:value="1.03882573559323">
            <text:p>1.04</text:p>
          </table:table-cell>
          <table:table-cell/>
          <table:table-cell table:formula="oooc:=[.I46]^[$globals.$C$23]*[$globals.$C$32]/[.R46]*[.K46]*[.Y46]" office:value-type="float" office:value="1246579884.66567">
            <text:p>1246579884.67</text:p>
          </table:table-cell>
          <table:table-cell table:formula="oooc:=[.S46]/[.H46]" office:value-type="float" office:value="40.0596465707097">
            <text:p>40.06</text:p>
          </table:table-cell>
          <table:table-cell table:formula="oooc:=[.I46]/[.J46]" office:value-type="float" office:value="8011.92931414195">
            <text:p>8011.93</text:p>
          </table:table-cell>
          <table:table-cell table:formula="oooc:=[.$D46]*[$globals.$C$34]/[.$K46]" office:value-type="float" office:value="2403.6">
            <text:p>2403.6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0">
            <text:p>10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760000000">
            <text:p>760,000,000</text:p>
          </table:table-cell>
          <table:table-cell table:formula="oooc:=CEILING(([.R50]-[.V50]/2);[.V50])" office:value-type="float" office:value="1.04">
            <text:p>1.04</text:p>
          </table:table-cell>
          <table:table-cell table:formula="oooc:=CEILING(([.T50]-[.W50]/2);[.W50])" office:value-type="float" office:value="62">
            <text:p>62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1200">
            <text:p>12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Y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62.4">
            <text:p>62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">
            <text:p>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900000000">
            <text:p>1,900,000,000</text:p>
          </table:table-cell>
          <table:table-cell table:formula="oooc:=CEILING(([.R51]-[.V51]/2);[.V51])" office:value-type="float" office:value="1.7">
            <text:p>1.7</text:p>
          </table:table-cell>
          <table:table-cell table:formula="oooc:=CEILING(([.T51]-[.W51]/2);[.W51])" office:value-type="float" office:value="100">
            <text:p>100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1200">
            <text:p>12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0.99508682035309">
            <text:p>1</text:p>
          </table:table-cell>
          <table:table-cell/>
          <table:table-cell table:formula="oooc:=[.I51]^[$globals.$C$23]*[$globals.$C$32]/[.R51]*[.K51]*[.Y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102">
            <text:p>102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4700000000">
            <text:p>4,700,000,000</text:p>
          </table:table-cell>
          <table:table-cell table:formula="oooc:=CEILING(([.R52]-[.V52]/2);[.V52])" office:value-type="float" office:value="2.78">
            <text:p>2.78</text:p>
          </table:table-cell>
          <table:table-cell table:formula="oooc:=CEILING(([.T52]-[.W52]/2);[.W52])" office:value-type="float" office:value="170">
            <text:p>170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1200">
            <text:p>12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Y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166.8">
            <text:p>166.8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12000000000">
            <text:p>12,000,000,000</text:p>
          </table:table-cell>
          <table:table-cell table:formula="oooc:=CEILING(([.R53]-[.V53]/2);[.V53])" office:value-type="float" office:value="4.54">
            <text:p>4.54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Y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272.4">
            <text:p>272.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29000000000">
            <text:p>29,000,000,000</text:p>
          </table:table-cell>
          <table:table-cell table:formula="oooc:=CEILING(([.R54]-[.V54]/2);[.V54])" office:value-type="float" office:value="7.42">
            <text:p>7.42</text:p>
          </table:table-cell>
          <table:table-cell table:formula="oooc:=CEILING(([.T54]-[.W54]/2);[.W54])" office:value-type="float" office:value="450">
            <text:p>450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Y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445.2">
            <text:p>445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72000000000">
            <text:p>72,000,000,000</text:p>
          </table:table-cell>
          <table:table-cell table:formula="oooc:=CEILING(([.R55]-[.V55]/2);[.V55])" office:value-type="float" office:value="12.12">
            <text:p>12.12</text:p>
          </table:table-cell>
          <table:table-cell table:formula="oooc:=CEILING(([.T55]-[.W55]/2);[.W55])" office:value-type="float" office:value="730">
            <text:p>730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Y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727.2">
            <text:p>727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1000000000">
            <text:p>11,000,000,000</text:p>
          </table:table-cell>
          <table:table-cell table:formula="oooc:=CEILING(([.R59]-[.V59]/2);[.V59])" office:value-type="float" office:value="1.27">
            <text:p>1.27</text:p>
          </table:table-cell>
          <table:table-cell table:formula="oooc:=CEILING(([.T59]-[.W59]/2);[.W59])" office:value-type="float" office:value="19">
            <text:p>19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8">
            <text:p>0.8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4323141.84079268">
            <text:p>4323141.84</text:p>
          </table:table-cell>
          <table:table-cell table:formula="oooc:=[.AA58]/[.M59]" office:value-type="float" office:value="0.00018505060196066">
            <text:p>0</text:p>
          </table:table-cell>
          <table:table-cell table:formula="oooc:=([.D59]/[.C59])/([.R59]/[.Q59])" office:value-type="float" office:value="0.97880316866469">
            <text:p>0.98</text:p>
          </table:table-cell>
          <table:table-cell/>
          <table:table-cell table:formula="oooc:=[.I59]^[$globals.$C$23]*[$globals.$C$32]/[.R59]*[.K59]*[.Y59]" office:value-type="float" office:value="10807854601.9817">
            <text:p>10807854601.98</text:p>
          </table:table-cell>
          <table:table-cell table:formula="oooc:=[.S59]/[.H59]" office:value-type="float" office:value="1.27483847657841">
            <text:p>1.27</text:p>
          </table:table-cell>
          <table:table-cell table:formula="oooc:=[.I59]/[.J59]" office:value-type="float" office:value="2549.67695315682">
            <text:p>2549.68</text:p>
          </table:table-cell>
          <table:table-cell table:formula="oooc:=[.$D59]*[$globals.$C$34]/[.$K59]" office:value-type="float" office:value="19.05">
            <text:p>19.05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7000000000">
            <text:p>27,000,000,000</text:p>
          </table:table-cell>
          <table:table-cell table:formula="oooc:=CEILING(([.R60]-[.V60]/2);[.V60])" office:value-type="float" office:value="2.08">
            <text:p>2.08</text:p>
          </table:table-cell>
          <table:table-cell table:formula="oooc:=CEILING(([.T60]-[.W60]/2);[.W60])" office:value-type="float" office:value="31">
            <text:p>31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8">
            <text:p>0.8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10724479.9653458">
            <text:p>10724479.97</text:p>
          </table:table-cell>
          <table:table-cell table:formula="oooc:=[.AA58]/[.M60]" office:value-type="float" office:value="0.00007459569159391">
            <text:p>0</text:p>
          </table:table-cell>
          <table:table-cell table:formula="oooc:=([.D60]/[.C60])/([.R60]/[.Q60])" office:value-type="float" office:value="0.991461661557927">
            <text:p>0.99</text:p>
          </table:table-cell>
          <table:table-cell/>
          <table:table-cell table:formula="oooc:=[.I60]^[$globals.$C$23]*[$globals.$C$32]/[.R60]*[.K60]*[.Y60]" office:value-type="float" office:value="26811199913.3644">
            <text:p>26811199913.36</text:p>
          </table:table-cell>
          <table:table-cell table:formula="oooc:=[.S60]/[.H60]" office:value-type="float" office:value="2.08324283309929">
            <text:p>2.08</text:p>
          </table:table-cell>
          <table:table-cell table:formula="oooc:=[.I60]/[.J60]" office:value-type="float" office:value="4166.48566619857">
            <text:p>4166.49</text:p>
          </table:table-cell>
          <table:table-cell table:formula="oooc:=[.$D60]*[$globals.$C$34]/[.$K60]" office:value-type="float" office:value="31.2">
            <text:p>31.2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7000000000">
            <text:p>67,000,000,000</text:p>
          </table:table-cell>
          <table:table-cell table:formula="oooc:=CEILING(([.R61]-[.V61]/2);[.V61])" office:value-type="float" office:value="3.4">
            <text:p>3.4</text:p>
          </table:table-cell>
          <table:table-cell table:formula="oooc:=CEILING(([.T61]-[.W61]/2);[.W61])" office:value-type="float" office:value="51">
            <text:p>51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8">
            <text:p>0.8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26604371.2565337">
            <text:p>26604371.26</text:p>
          </table:table-cell>
          <table:table-cell table:formula="oooc:=[.AA58]/[.M61]" office:value-type="float" office:value="0.0000300702464375485">
            <text:p>0</text:p>
          </table:table-cell>
          <table:table-cell table:formula="oooc:=([.D61]/[.C61])/([.R61]/[.Q61])" office:value-type="float" office:value="0.991453824804845">
            <text:p>0.99</text:p>
          </table:table-cell>
          <table:table-cell/>
          <table:table-cell table:formula="oooc:=[.I61]^[$globals.$C$23]*[$globals.$C$32]/[.R61]*[.K61]*[.Y61]" office:value-type="float" office:value="66510928141.3342">
            <text:p>66510928141.33</text:p>
          </table:table-cell>
          <table:table-cell table:formula="oooc:=[.S61]/[.H61]" office:value-type="float" office:value="3.40427495827359">
            <text:p>3.4</text:p>
          </table:table-cell>
          <table:table-cell table:formula="oooc:=[.I61]/[.J61]" office:value-type="float" office:value="6808.54991654718">
            <text:p>6808.55</text:p>
          </table:table-cell>
          <table:table-cell table:formula="oooc:=[.$D61]*[$globals.$C$34]/[.$K61]" office:value-type="float" office:value="51">
            <text:p>5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5.56">
            <text:p>5.56</text:p>
          </table:table-cell>
          <table:table-cell table:formula="oooc:=CEILING(([.T62]-[.W62]/2);[.W62])" office:value-type="float" office:value="83">
            <text:p>83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8">
            <text:p>0.8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65997845.3260745">
            <text:p>65997845.33</text:p>
          </table:table-cell>
          <table:table-cell table:formula="oooc:=[.AA58]/[.M62]" office:value-type="float" office:value="0.0000121216078501874">
            <text:p>0</text:p>
          </table:table-cell>
          <table:table-cell table:formula="oooc:=([.D62]/[.C62])/([.R62]/[.Q62])" office:value-type="float" office:value="1.03065950024873">
            <text:p>1.03</text:p>
          </table:table-cell>
          <table:table-cell/>
          <table:table-cell table:formula="oooc:=[.I62]^[$globals.$C$23]*[$globals.$C$32]/[.R62]*[.K62]*[.Y62]" office:value-type="float" office:value="164994613315.186">
            <text:p>164994613315.19</text:p>
          </table:table-cell>
          <table:table-cell table:formula="oooc:=[.S62]/[.H62]" office:value-type="float" office:value="5.56300389344784">
            <text:p>5.56</text:p>
          </table:table-cell>
          <table:table-cell table:formula="oooc:=[.I62]/[.J62]" office:value-type="float" office:value="11126.0077868957">
            <text:p>11126.01</text:p>
          </table:table-cell>
          <table:table-cell table:formula="oooc:=[.$D62]*[$globals.$C$34]/[.$K62]" office:value-type="float" office:value="83.4">
            <text:p>83.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410000000000">
            <text:p>410,000,000,000</text:p>
          </table:table-cell>
          <table:table-cell table:formula="oooc:=CEILING(([.R63]-[.V63]/2);[.V63])" office:value-type="float" office:value="9.09">
            <text:p>9.09</text:p>
          </table:table-cell>
          <table:table-cell table:formula="oooc:=CEILING(([.T63]-[.W63]/2);[.W63])" office:value-type="float" office:value="140">
            <text:p>14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8">
            <text:p>0.8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163721801.416929">
            <text:p>163721801.42</text:p>
          </table:table-cell>
          <table:table-cell table:formula="oooc:=[.AA58]/[.M63]" office:value-type="float" office:value="0.00000488633763540596">
            <text:p>0</text:p>
          </table:table-cell>
          <table:table-cell table:formula="oooc:=([.D63]/[.C63])/([.R63]/[.Q63])" office:value-type="float" office:value="0.99823421634635">
            <text:p>1</text:p>
          </table:table-cell>
          <table:table-cell/>
          <table:table-cell table:formula="oooc:=[.I63]^[$globals.$C$23]*[$globals.$C$32]/[.R63]*[.K63]*[.Y63]" office:value-type="float" office:value="409304503542.322">
            <text:p>409304503542.32</text:p>
          </table:table-cell>
          <table:table-cell table:formula="oooc:=[.S63]/[.H63]" office:value-type="float" office:value="9.09063242477042">
            <text:p>9.09</text:p>
          </table:table-cell>
          <table:table-cell table:formula="oooc:=[.I63]/[.J63]" office:value-type="float" office:value="18181.2648495408">
            <text:p>18181.26</text:p>
          </table:table-cell>
          <table:table-cell table:formula="oooc:=[.$D63]*[$globals.$C$34]/[.$K63]" office:value-type="float" office:value="136.35">
            <text:p>136.3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1000000000000">
            <text:p>1,000,000,000,000</text:p>
          </table:table-cell>
          <table:table-cell table:formula="oooc:=CEILING(([.R64]-[.V64]/2);[.V64])" office:value-type="float" office:value="14.86">
            <text:p>14.86</text:p>
          </table:table-cell>
          <table:table-cell table:formula="oooc:=CEILING(([.T64]-[.W64]/2);[.W64])" office:value-type="float" office:value="220">
            <text:p>22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8">
            <text:p>0.8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406147020.81212">
            <text:p>406147020.81</text:p>
          </table:table-cell>
          <table:table-cell table:formula="oooc:=[.AA58]/[.M64]" office:value-type="float" office:value="0.00000196973007065359">
            <text:p>0</text:p>
          </table:table-cell>
          <table:table-cell table:formula="oooc:=([.D64]/[.C64])/([.R64]/[.Q64])" office:value-type="float" office:value="1.01569486927569">
            <text:p>1.02</text:p>
          </table:table-cell>
          <table:table-cell/>
          <table:table-cell table:formula="oooc:=[.I64]^[$globals.$C$23]*[$globals.$C$32]/[.R64]*[.K64]*[.Y64]" office:value-type="float" office:value="1015367552030.3">
            <text:p>1015367552030.3</text:p>
          </table:table-cell>
          <table:table-cell table:formula="oooc:=[.S64]/[.H64]" office:value-type="float" office:value="14.8552112249321">
            <text:p>14.86</text:p>
          </table:table-cell>
          <table:table-cell table:formula="oooc:=[.I64]/[.J64]" office:value-type="float" office:value="29710.4224498642">
            <text:p>29710.42</text:p>
          </table:table-cell>
          <table:table-cell table:formula="oooc:=[.$D64]*[$globals.$C$34]/[.$K64]" office:value-type="float" office:value="222.9">
            <text:p>222.9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4">09/14/2007</text:date>, <text:time>17:0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14T17:04:18</dc:date>
    <dc:language>en-US</dc:language>
    <meta:editing-cycles>200</meta:editing-cycles>
    <meta:editing-duration>P14DT2H0M42S</meta:editing-duration>
    <meta:user-defined meta:name="Info 1"/>
    <meta:user-defined meta:name="Info 2"/>
    <meta:user-defined meta:name="Info 3"/>
    <meta:user-defined meta:name="Info 4"/>
    <meta:document-statistic meta:table-count="12" meta:cell-count="666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